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6">
      <style:paragraph-properties fo:margin-top="0.0693in" fo:margin-bottom="0.0693in" style:contextual-spacing="true" fo:line-height="100%"/>
      <style:text-properties style:font-name="Ubuntu Light1" officeooo:paragraph-rsid="0005471d"/>
    </style:style>
    <style:style style:name="P2" style:family="paragraph" style:parent-style-name="List_20_Paragraph" style:list-style-name="WWNum6">
      <style:paragraph-properties fo:margin-top="0.0693in" fo:margin-bottom="0.0693in" style:contextual-spacing="true" fo:line-height="100%"/>
      <style:text-properties style:font-name="Ubuntu Light1" officeooo:paragraph-rsid="000619b2"/>
    </style:style>
    <style:style style:name="P3" style:family="paragraph" style:parent-style-name="List_20_Paragraph" style:list-style-name="WWNum6">
      <style:paragraph-properties fo:margin-top="0.0693in" fo:margin-bottom="0.0693in" style:contextual-spacing="true" fo:line-height="100%"/>
      <style:text-properties style:font-name="Ubuntu Light1" fo:font-weight="bold" officeooo:paragraph-rsid="0005471d" style:font-weight-asian="bold" style:font-weight-complex="bold"/>
    </style:style>
    <style:style style:name="P4" style:family="paragraph" style:parent-style-name="List_20_Paragraph" style:list-style-name="WWNum6">
      <style:paragraph-properties fo:margin-top="0.0693in" fo:margin-bottom="0.0693in" style:contextual-spacing="true" fo:line-height="100%"/>
      <style:text-properties style:font-name="Ubuntu Light1" fo:font-weight="bold" officeooo:paragraph-rsid="000619b2" style:font-weight-asian="bold" style:font-weight-complex="bold"/>
    </style:style>
    <style:style style:name="T1" style:family="text">
      <style:text-properties fo:color="#000000" fo:font-size="12pt" style:text-underline-style="none" style:font-name-asian="Times New Roman1" style:font-name-complex="Times New Roman1" style:font-size-complex="12pt"/>
    </style:style>
    <style:style style:name="T2" style:family="text">
      <style:text-properties fo:color="#000000" fo:font-size="12pt" style:text-underline-style="none" officeooo:rsid="0005471d" style:font-name-asian="Times New Roman1" style:font-name-complex="Times New Roman1" style:font-size-complex="12pt"/>
    </style:style>
    <style:style style:name="T3" style:family="text">
      <style:text-properties fo:color="#000000" fo:font-size="12pt" style:text-underline-style="none" officeooo:rsid="000619b2" style:font-name-asian="Times New Roman1" style:font-name-complex="Times New Roman1" style:font-size-complex="12pt"/>
    </style:style>
    <style:style style:name="T4" style:family="text">
      <style:text-properties fo:color="#000000" fo:font-size="12pt" style:text-underline-style="none" fo:font-weight="bold" officeooo:rsid="000619b2" style:font-name-asian="Times New Roman1" style:font-weight-asian="bold" style:font-name-complex="Times New Roman1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1209091" text:style-name="WWNum6">
        <text:list-item>
          <text:p text:style-name="P1"><text:span text:style-name="T1">What assumptions about the data do we make when we model the date using a Gaussian </text:span><text:span text:style-name="T2">distribution</text:span><text:span text:style-name="T1">? </text:span></text:p>
          <text:list>
            <text:list-item>
              <text:p text:style-name="P3"><text:span text:style-name="T2">That the data is already discreet and that the data can be grouped in logical bins.</text:span></text:p>
            </text:list-item>
          </text:list>
        </text:list-item>
        <text:list-item>
          <text:p text:style-name="P1"><text:span text:style-name="T1">When do you expect that a Gaussian will work well and when do you think it will not work well? </text:span></text:p>
          <text:list>
            <text:list-item>
              <text:p text:style-name="P4"><text:span text:style-name="T3">From the testing of this experiment it seems to work mostly with this music experiment, but I would not say it works great. <text:s/>It would not work very well at all when the data is linear.</text:span></text:p>
            </text:list-item>
          </text:list>
        </text:list-item>
        <text:list-item>
          <text:p text:style-name="P1"><text:span text:style-name="T1">What values of k work best for the kNN classifier? </text:span></text:p>
          <text:list>
            <text:list-item>
              <text:p text:style-name="P4"><text:span text:style-name="T3">Values that do not have very large variance</text:span></text:p>
            </text:list-item>
          </text:list>
        </text:list-item>
        <text:list-item>
          <text:p text:style-name="P1"><text:span text:style-name="T1">Based on your results from this assignment, which classifier (Gaussian or kNN) works best for the task of Music Genre Classification? </text:span></text:p>
          <text:list>
            <text:list-item>
              <text:p text:style-name="P4"><text:span text:style-name="T3">Gaussian seems to work the best</text:span></text:p>
            </text:list-item>
          </text:list>
        </text:list-item>
        <text:list-item>
          <text:p text:style-name="P1"><text:span text:style-name="T1">Why do you think each classifier performed as well (or as poorly ) as it did? </text:span></text:p>
          <text:list>
            <text:list-item>
              <text:p text:style-name="P4"><text:span text:style-name="T3">Gaussian works out well when the data is in a common pattern and easily repeatable. It did have a fairly large error rate, kNN does not fair well when the data is spread out as much as the songs where.</text:span></text:p>
            </text:list-item>
          </text:list>
        </text:list-item>
        <text:list-item>
          <text:p text:style-name="P1"><text:span text:style-name="T1">Can you think of ways that you can modify the classifiers so that you might improve performance?</text:span></text:p>
          <text:list>
            <text:list-item>
              <text:p text:style-name="P2"><text:span text:style-name="T4">I think tweaking the formula to possibly exclude some of the data points may lead to less overlapping of the song types, and thus lead to a more accurate guessing of song type.</text:span><text:span text:style-name="T3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style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Harry</meta:initial-creator>
    <meta:creation-date>2013-03-19T22:39:24</meta:creation-date>
    <dc:date>2013-03-19T22:55:53</dc:date>
    <dc:creator>Joseph Harry</dc:creator>
    <meta:editing-duration>PT16M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12" meta:word-count="252" meta:character-count="1294" meta:non-whitespace-character-count="1059"/>
  </office:meta>
</office:document-meta>
</file>